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office:font-face-decls>
  <office:automatic-styles>
    <style:style style:name="P1" style:family="paragraph" style:parent-style-name="Standard">
      <style:paragraph-properties fo:margin-top="0.1667in" fo:margin-bottom="0.0833in"/>
      <style:text-properties style:font-name="Arial" fo:font-size="28.0pt"/>
    </style:style>
    <style:style style:name="P2" style:family="paragraph" style:parent-style-name="Standard">
      <style:paragraph-properties fo:margin-top="0.0417in" fo:margin-bottom="0.0833in"/>
      <style:text-properties style:font-name="Arial" fo:font-size="18.0pt" fo:background-color="#ffff00"/>
    </style:style>
    <style:style style:name="P3" style:family="paragraph" style:parent-style-name="Standard">
      <style:text-properties style:font-name="Arial" fo:font-size="18.0pt"/>
    </style:style>
    <style:style style:name="P4" style:family="paragraph" style:parent-style-name="Standard">
      <style:paragraph-properties fo:margin-bottom="0.0972in" fo:line-height="115%"/>
      <style:text-properties style:font-name="Arial" fo:font-size="12.0pt"/>
    </style:style>
    <style:style style:name="T1" style:family="text">
      <style:text-properties fo:font-weight="bold" fo:font-weight-asian="bold" fo:font-weight-complex="bold" fo:letter-spacing="0.0000in"/>
    </style:style>
    <style:style style:name="T2" style:family="text">
      <style:text-properties fo:letter-spacing="0.0000in"/>
    </style:style>
    <style:style style:name="T3" style:family="text">
      <style:text-properties fo:font-weight="bold" fo:font-weight-asian="bold" fo:font-weight-complex="bold"/>
    </style:style>
    <style:style style:name="T4" style:family="text">
      <style:text-properties fo:font-style="italic" fo:font-style-asian="italic" fo:font-style-complex="italic" fo:letter-spacing="0.0000in"/>
    </style:style>
    <style:style style:name="TableColumn1" style:family="table-column">
      <style:table-column-properties style:column-width="3.4625in" style:rel-column-width="32767*"/>
    </style:style>
  </office:automatic-styles>
  <office:body>
    <office:text>
      <text:p text:style-name="P1"><text:span text:style-name="T1">***Defuse the Bomb Scavenger Hunt***</text:span></text:p>
      <text:p text:style-name="P2"><text:span text:style-name="T2">Team: &lt;Ben, Joseph, Conner&gt;</text:span></text:p>
      <text:p text:style-name="P2"><text:span text:style-name="T2">Github: &lt;https://github.com/benlut/Final-Project&gt;</text:span></text:p>
      <text:p text:style-name="P3"><text:span text:style-name="T3">Team individualization</text:span></text:p>
      <text:p text:style-name="P4"><text:span text:style-name="T2">What did you<text:tab/><text:s/>tweak to the design provided by your instructor that makes it different from the other teams? In other words, what did you do to make your version of the “bomb” unique?</text:span></text:p>
      <text:p text:style-name="P4"><text:span text:style-name="T2"/></text:p>
      <text:p text:style-name="P4"><text:span text:style-name="T2">To make our version of the bomb unique we implemented steps so you can’t go onto any part of the bomb, it would have to be a sequence of steps in order. We also made it interactive so that classmates had to go hunt for some clues.</text:span></text:p>
      <text:p text:style-name="P4"/>
      <text:p text:style-name="P3"><text:span text:style-name="T3">Future development plans</text:span></text:p>
      <text:p text:style-name="P4"><text:span text:style-name="T2">If you were to continue working on this project, what would you do? Where could you go from here to make it better, more interesting, more fun? What could be done to increase the project’s broader impact (e.g., to make it marketable)?</text:span></text:p>
      <text:p text:style-name="P4"><text:span text:style-name="T2">I think to make the project more interesting if we had more time we could have added more randomization into it. There is only one right answer to each phase (besides the button) for example for the Wire arrangement we could add different slots with randomization so it wasn’t the same answer everytime being 1 0 1 0 1.</text:span></text:p>
      <text:p text:style-name="P3"><text:span text:style-name="T3">Lessons learned</text:span></text:p>
      <text:p text:style-name="P4"><text:span text:style-name="T2">What did you learn by working on the project throughout the course? In your opinion, did it relate to </text:span><text:span text:style-name="T4">The Science of Computing </text:span><text:span text:style-name="T2">curriculum (and, if so, how)? How was the experience beneficial to problem solving in general? What did you learn that will benefit you in future courses in the Computer Science curriculum?</text:span></text:p>
      <text:p text:style-name="P4"/>
      <text:p text:style-name="P4"><text:span text:style-name="T2">By working on the project we learned how to do various concepts but I would say the biggest challenge was debugging. There were some errors/bugs and we spent time debugging for example our main concept, the order of how the bomb is defused. We used threading which was one concept we learned to make the bomb work with the time of the bomb also going down at the same time.</text:spa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575.7</meta:generator>
    <dc:title>The Science of Computing</dc:title>
    <dc:subject>Final Project final write-up</dc:subject>
    <meta:initial-creator>Jean Gourd</meta:initial-creator>
  </office:meta>
</office:document-meta>
</file>